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Emlen Hutchinso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Howard Perkins, Esq.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To Howard Perkins, Esq<text:span text:style-name="T2">re</text:span><text:span text:style-name="T3">/</text:span></text:p>
      <text:p text:style-name="P2"><text:span text:style-name="T3"><text:tab/>Sup't County Prison/</text:span></text:p>
      <text:p text:style-name="P2"><text:span text:style-name="T3">Sir/</text:span></text:p>
      <text:p text:style-name="P2"><text:span text:style-name="T3"><text:tab/>Please permit the Reverend/ S. Morais to see and con-/verse with Israel Goldman/ a convict in the prison/ Emlen Hutchinson/ Inspecto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3:28:38.65</meta:creation-date>
    <dc:date>2012-01-24T13:32:02.75</dc:date>
    <dc:creator>Penn Libraries</dc:creator>
    <meta:editing-duration>PT00H03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186" meta:character-count="1418"/>
  </office:meta>
</office:document-meta>
</file>